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9E000000A780FF87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4375in" fo:margin-left="0.1354in" fo:margin-right="0.1118in" style:page-number="auto" table:align="margins" style:writing-mode="lr-tb"/>
    </style:style>
    <style:style style:name="Table1.A" style:family="table-column">
      <style:table-column-properties style:column-width="0.6042in" style:rel-column-width="870*"/>
    </style:style>
    <style:style style:name="Table1.B" style:family="table-column">
      <style:table-column-properties style:column-width="3in" style:rel-column-width="4320*"/>
    </style:style>
    <style:style style:name="Table1.C" style:family="table-column">
      <style:table-column-properties style:column-width="0.8438in" style:rel-column-width="1215*"/>
    </style:style>
    <style:style style:name="Table1.D" style:family="table-column">
      <style:table-column-properties style:column-width="1.9896in" style:rel-column-width="286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="0.0382in" fo:border="0.0069in solid #000000" style:writing-mode="lr-tb"/>
    </style:style>
    <style:style style:name="Table1.A14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D1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A15" style:family="table-cell" style:data-style-name="N0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0.7874in"/>
        </style:tab-stops>
      </style:paragraph-properties>
    </style:style>
    <style:style style:name="P2" style:family="paragraph" style:parent-style-name="Standard">
      <style:paragraph-properties fo:line-height="150%">
        <style:tab-stops>
          <style:tab-stop style:position="0.7874in"/>
        </style:tab-stops>
      </style:paragraph-properties>
    </style:style>
    <style:style style:name="P3" style:family="paragraph" style:parent-style-name="Standard">
      <style:paragraph-properties fo:line-height="15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150%">
        <style:tab-stops>
          <style:tab-stop style:position="0.7874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line-height="150%">
        <style:tab-stops>
          <style:tab-stop style:position="0.7874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weight="bold" style:font-weight-asian="bold" style:font-name-complex="Arial" style:font-weight-complex="bold"/>
    </style:style>
    <style:style style:name="P7" style:family="paragraph" style:parent-style-name="Table_20_Contents">
      <style:paragraph-properties style:snap-to-layout-grid="false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Tahoma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0" style:family="paragraph" style:parent-style-name="Table_20_Contents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1" style:family="paragraph" style:parent-style-name="Table_20_Contents">
      <style:paragraph-properties style:snap-to-layout-grid="false">
        <style:tab-stops>
          <style:tab-stop style:position="0.2063in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12" style:family="paragraph" style:parent-style-name="Table_20_Contents">
      <style:paragraph-properties style:snap-to-layout-grid="false">
        <style:tab-stops>
          <style:tab-stop style:position="0.2063in"/>
        </style:tab-stops>
      </style:paragraph-properties>
    </style:style>
    <style:style style:name="P13" style:family="paragraph" style:parent-style-name="Table_20_Contents" style:list-style-name="WW8Num2">
      <style:paragraph-properties fo:margin-left="0.2063in" fo:margin-right="0in" fo:text-indent="-0.1972in" style:auto-text-indent="false" style:snap-to-layout-grid="false">
        <style:tab-stops>
          <style:tab-stop style:position="0.2063in"/>
        </style:tab-stops>
      </style:paragraph-properties>
    </style:style>
    <style:style style:name="P14" style:family="paragraph" style:parent-style-name="Table_20_Contents">
      <style:paragraph-properties fo:margin-left="0.2063in" fo:margin-right="0in" fo:text-indent="-0.1972in" style:auto-text-indent="false" style:snap-to-layout-grid="false">
        <style:tab-stops>
          <style:tab-stop style:position="0.2063in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15" style:family="paragraph" style:parent-style-name="Table_20_Contents">
      <style:paragraph-properties fo:margin-left="0.2063in" fo:margin-right="0in" fo:text-indent="-0.1972in" style:auto-text-indent="false" style:snap-to-layout-grid="false">
        <style:tab-stops>
          <style:tab-stop style:position="0.2063in"/>
        </style:tab-stops>
      </style:paragraph-properties>
    </style:style>
    <style:style style:name="P16" style:family="paragraph" style:parent-style-name="Table_20_Contents" style:list-style-name="WW8Num2">
      <style:paragraph-properties fo:margin-left="0.2063in" fo:margin-right="0in" fo:text-indent="-0.1972in" style:auto-text-indent="false" style:snap-to-layout-grid="false">
        <style:tab-stops>
          <style:tab-stop style:position="0.2063in"/>
        </style:tab-stops>
      </style:paragraph-properties>
    </style:style>
    <style:style style:name="P17" style:family="paragraph" style:parent-style-name="Table_20_Contents">
      <style:paragraph-properties fo:margin-left="0.0091in" fo:margin-right="0in" fo:text-indent="0in" style:auto-text-indent="false" style:snap-to-layout-grid="false"/>
    </style:style>
    <style:style style:name="P18" style:family="paragraph" style:parent-style-name="Table_20_Contents">
      <style:paragraph-properties fo:margin-left="0.2063in" fo:margin-right="0in" fo:text-indent="0in" style:auto-text-indent="false"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9" style:family="paragraph" style:parent-style-name="Table_20_Contents">
      <style:paragraph-properties fo:margin-left="0.5in" fo:margin-right="0in" fo:text-indent="0in" style:auto-text-indent="false"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1" style:family="paragraph" style:parent-style-name="Table_20_Contents" style:list-style-name="WW8Num2">
      <style:paragraph-properties fo:margin-left="0.0209in" fo:margin-right="0.4583in" fo:orphans="0" fo:widows="0" fo:hyphenation-ladder-count="no-limit" fo:text-indent="0in" style:auto-text-indent="false" text:number-lines="false" text:line-number="0" style:snap-to-layout-grid="false" style:writing-mode="lr-tb">
        <style:tab-stops>
          <style:tab-stop style:position="0.2063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5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1" fo:font-size="10pt" fo:language="en" fo:country="US" fo:font-weight="bold" style:font-size-asian="10pt" style:font-weight-asian="bold" style:font-name-complex="Arial1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R ACCEPTANCE TEST (UAT)</text:p>
      <text:p text:style-name="P3"/>
      <text:p text:style-name="P1"><text:span text:style-name="T2">Application</text:span><text:span text:style-name="T3"><text:tab/></text:span><text:span text:style-name="T2">: <text:s/></text:span><text:span text:style-name="T5">Loan Application – Summary of Bank’s Term &amp; Condition</text:span></text:p>
      <text:p text:style-name="P1"><text:span text:style-name="T2">UAT Date</text:span><text:span text:style-name="T3"> <text:tab/></text:span><text:span text:style-name="T2">: </text:span><text:span text:style-name="T5"><text:s/></text:span><text:span text:style-name="T6">26</text:span><text:span text:style-name="T5"> </text:span><text:span text:style-name="T6">April</text:span><text:span text:style-name="T5"> 2016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No.</text:p>
          </table:table-cell>
          <table:table-cell table:style-name="Table1.A1" office:value-type="string">
            <text:p text:style-name="P8">Test Case</text:p>
          </table:table-cell>
          <table:table-cell table:style-name="Table1.A1" office:value-type="string">
            <text:p text:style-name="P8">Checkmark</text:p>
          </table:table-cell>
          <table:table-cell table:style-name="Table1.D1" office:value-type="string">
            <text:p text:style-name="P8">Remark</text:p>
          </table:table-cell>
        </table:table-row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Transaction</text:p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><text:span text:style-name="T4">Summary of Bank Browse</text:span></text:p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6389984718071012142" text:style-name="WW8Num2">
              <text:list-item>
                <text:p text:style-name="P13"><text:span text:style-name="T4">Setting Email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78864" text:continue-numbering="true" text:style-name="WW8Num2">
              <text:list-item>
                <text:p text:style-name="P13"><text:span text:style-name="T4">Add Summary of Bank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88086" text:continue-numbering="true" text:style-name="WW8Num2">
              <text:list-item>
                <text:p text:style-name="P13"><text:span text:style-name="T4">Browse Summary of Bank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<text:span text:style-name="T4">Summary of Bank Input</text:span></text:p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76069" text:continue-numbering="true" text:style-name="WW8Num2">
              <text:list-item>
                <text:p text:style-name="P13"><text:span text:style-name="T4">Add Summary of Bank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71881" text:continue-numbering="true" text:style-name="WW8Num2">
              <text:list-item>
                <text:p text:style-name="P13"><text:span text:style-name="T4">Update Summary of Bank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70371" text:continue-numbering="true" text:style-name="WW8Num2">
              <text:list-item>
                <text:p text:style-name="P21"><text:span text:style-name="T4">Delete Summary of Bank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79152" text:continue-numbering="true" text:style-name="WW8Num2">
              <text:list-item>
                <text:p text:style-name="P13"><text:span text:style-name="T4">Add Attachment Summary of Bank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72043" text:continue-numbering="true" text:style-name="WW8Num2">
              <text:list-item>
                <text:p text:style-name="P13"><text:span text:style-name="T4">Delete Attachment Summary of Bank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87176" text:continue-numbering="true" text:style-name="WW8Num2">
              <text:list-item>
                <text:p text:style-name="P13"><text:span text:style-name="T4">Download Attachment Summary of Bank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4" office:value-type="string">
            <text:p text:style-name="P9"/>
          </table:table-cell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0"/>
          </table:table-cell>
          <table:table-cell table:style-name="Table1.D14" office:value-type="string">
            <text:p text:style-name="P10"/>
          </table:table-cell>
        </table:table-row>
        <table:table-row table:style-name="Table1.1">
          <table:table-cell table:style-name="Table1.A15" office:value-type="float" office:value="2">
            <text:p text:style-name="P9">2</text:p>
          </table:table-cell>
          <table:table-cell table:style-name="Table1.A1" office:value-type="string">
            <text:p text:style-name="P14">Report</text:p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86074" text:continue-numbering="true" text:style-name="WW8Num2">
              <text:list-item>
                <text:p text:style-name="P13"><text:span text:style-name="T4">Report Summary of Bank's Facility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list xml:id="list29492358" text:continue-numbering="true" text:style-name="WW8Num2">
              <text:list-item>
                <text:p text:style-name="P13"><text:span text:style-name="T4">Report Summary of Bank &amp; Bond's</text:span>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Lucida Sans Unicode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7917in" fo:margin-left="0.7917in" fo:margin-right="0.791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17in" fo:margin-bottom="0.252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917in" fo:margin-bottom="0.7917in" fo:margin-left="0.7917in" fo:margin-right="0.791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as-char" svg:width="1.3783in" svg:height="0.25in" draw:z-index="0"><draw:image xlink:href="Pictures/100000000000039E000000A780FF87AF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R ACCEPTANCE TEST (UAT)</dc:title>
    <meta:initial-creator>Kresno</meta:initial-creator>
    <meta:creation-date>2015-05-29T10:10:00</meta:creation-date>
    <dc:creator>wenda kartika</dc:creator>
    <dc:date>2016-04-26T09:30:04.18</dc:date>
    <meta:print-date>2015-05-29T11:11:00</meta:print-date>
    <meta:editing-cycles>9</meta:editing-cycles>
    <meta:editing-duration>PT51M3S</meta:editing-duration>
    <meta:generator>OpenOffice/4.1.2$Win32 OpenOffice.org_project/412m3$Build-9782</meta:generator>
    <meta:document-statistic meta:table-count="1" meta:image-count="1" meta:object-count="0" meta:page-count="1" meta:paragraph-count="25" meta:word-count="97" meta:character-count="500"/>
  </office:meta>
</office:document-meta>
</file>